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paragraph-rsid="002386af"/>
    </style:style>
    <style:style style:name="P2" style:family="paragraph" style:parent-style-name="Title">
      <style:text-properties fo:color="#2a6099" loext:opacity="100%" style:font-name="Calibri" fo:font-size="20pt" fo:font-weight="bold" officeooo:rsid="00550c99" officeooo:paragraph-rsid="00550c99" style:font-size-asian="17.5pt" style:font-weight-asian="bold" style:font-size-complex="20pt" style:font-weight-complex="bold"/>
    </style:style>
    <style:style style:name="P3" style:family="paragraph" style:parent-style-name="Text_20_body">
      <style:text-properties fo:color="#2a6099" loext:opacity="100%" style:font-name="Calibri" fo:font-size="14pt" fo:font-weight="normal" officeooo:rsid="00565ed5" officeooo:paragraph-rsid="00565ed5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color="#000000" loext:opacity="100%" style:font-name="Calibri" fo:font-size="14pt" fo:font-weight="normal" officeooo:rsid="00565ed5" officeooo:paragraph-rsid="00565ed5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color="#000000" loext:opacity="100%" style:font-name="Calibri" fo:font-size="14pt" fo:font-weight="normal" officeooo:rsid="00565ed5" officeooo:paragraph-rsid="006597b5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color="#000000" loext:opacity="100%" style:font-name="Calibri" fo:font-size="20pt" fo:font-weight="bold" officeooo:rsid="00565ed5" officeooo:paragraph-rsid="00565ed5" style:font-size-asian="17.5pt" style:font-weight-asian="bold" style:font-size-complex="20pt" style:font-weight-complex="bold"/>
    </style:style>
    <style:style style:name="P7" style:family="paragraph" style:parent-style-name="Text_20_body">
      <style:text-properties fo:color="#000000" loext:opacity="100%" style:font-name="Calibri" fo:font-size="12pt" fo:font-weight="normal" officeooo:rsid="00565ed5" officeooo:paragraph-rsid="00565ed5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color="#000000" loext:opacity="100%" style:font-name="Calibri" fo:font-size="12pt" fo:font-weight="normal" officeooo:rsid="00565ed5" officeooo:paragraph-rsid="00585d0c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style:font-name="Calibri" fo:font-size="12pt" fo:font-weight="normal" officeooo:rsid="00565ed5" officeooo:paragraph-rsid="005e5f9d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color="#000000" loext:opacity="100%" style:font-name="Calibri" fo:font-size="12pt" fo:font-weight="normal" officeooo:rsid="00565ed5" officeooo:paragraph-rsid="0058ed45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color="#000000" loext:opacity="100%" officeooo:paragraph-rsid="0058ed45"/>
    </style:style>
    <style:style style:name="P12" style:family="paragraph" style:parent-style-name="Text_20_body">
      <style:text-properties fo:color="#000000" loext:opacity="100%" fo:font-size="12pt" fo:font-weight="normal" officeooo:rsid="0058ed45" officeooo:paragraph-rsid="0058ed45" style:font-size-asian="12pt" style:font-weight-asian="normal" style:font-size-complex="12pt" style:font-weight-complex="normal"/>
    </style:style>
    <style:style style:name="P13" style:family="paragraph" style:parent-style-name="Text_20_body">
      <style:text-properties fo:color="#000000" loext:opacity="100%" fo:font-size="12pt" fo:font-weight="normal" officeooo:rsid="0058ed45" officeooo:paragraph-rsid="005e5f9d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0000" loext:opacity="100%" officeooo:paragraph-rsid="005e5f9d"/>
    </style:style>
    <style:style style:name="P15" style:family="paragraph" style:parent-style-name="Text_20_body">
      <style:paragraph-properties fo:break-before="page"/>
      <style:text-properties officeooo:paragraph-rsid="005e5f9d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officeooo:paragraph-rsid="005ce95c"/>
    </style:style>
    <style:style style:name="P17" style:family="paragraph" style:parent-style-name="Title">
      <style:paragraph-properties fo:margin-top="0.222cm" fo:margin-bottom="0.011cm" style:contextual-spacing="false" fo:text-align="start" style:justify-single-word="false"/>
      <style:text-properties fo:color="#000000" loext:opacity="100%" officeooo:paragraph-rsid="005ce95c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fo:font-weight="normal" officeooo:rsid="0053b779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style:font-name="Calibri" fo:font-size="12pt" fo:font-weight="normal" officeooo:rsid="00565ed5" style:font-size-asian="12pt" style:font-weight-asian="normal" style:font-size-complex="12pt" style:font-weight-complex="normal"/>
    </style:style>
    <style:style style:name="T4" style:family="text">
      <style:text-properties style:font-name="Calibri" fo:font-size="12pt" fo:font-weight="bold" officeooo:rsid="00553e6a" style:font-size-asian="10.5pt" style:font-weight-asian="bold" style:font-size-complex="12pt" style:font-weight-complex="bold"/>
    </style:style>
    <style:style style:name="T5" style:family="text">
      <style:text-properties style:font-name="Calibri" fo:font-size="12pt" fo:font-weight="bold" officeooo:rsid="00553e6a" style:font-name-asian="Noto Sans CJK SC" style:font-size-asian="10.5pt" style:font-weight-asian="bold" style:font-name-complex="Lohit Devanagari" style:font-size-complex="12pt" style:font-weight-complex="bold"/>
    </style:style>
    <style:style style:name="T6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T7" style:family="text">
      <style:text-properties style:font-name="Calibri" fo:font-size="20pt" fo:font-weight="bold" officeooo:rsid="0058ed45" style:font-size-asian="17.5pt" style:font-weight-asian="bold" style:font-size-complex="20pt" style:font-weight-complex="bold"/>
    </style:style>
    <style:style style:name="T8" style:family="text">
      <style:text-properties style:font-name="Calibri" fo:font-size="20pt" fo:font-weight="bold" officeooo:rsid="00565ed5" style:font-size-asian="17.5pt" style:font-weight-asian="bold" style:font-size-complex="20pt" style:font-weight-complex="bold"/>
    </style:style>
    <style:style style:name="T9" style:family="text">
      <style:text-properties style:font-name="Calibri" fo:font-size="20pt" fo:font-weight="bold" officeooo:rsid="005e5f9d" style:font-size-asian="17.5pt" style:font-weight-asian="bold" style:font-size-complex="20pt" style:font-weight-complex="bold"/>
    </style:style>
    <style:style style:name="T10" style:family="text">
      <style:text-properties style:font-name="Calibri" officeooo:rsid="00565ed5"/>
    </style:style>
    <style:style style:name="T11" style:family="text">
      <style:text-properties style:font-name="Calibri" officeooo:rsid="006180ca"/>
    </style:style>
    <style:style style:name="T12" style:family="text">
      <style:text-properties fo:color="#2a6099" loext:opacity="100%" style:font-name="Calibri"/>
    </style:style>
    <style:style style:name="T13" style:family="text">
      <style:text-properties fo:color="#2a6099" loext:opacity="100%" style:font-name="Calibri" fo:font-size="12pt" fo:font-weight="bold" officeooo:rsid="00553e6a" style:font-size-asian="10.5pt" style:font-weight-asian="bold" style:font-size-complex="12pt" style:font-weight-complex="bold"/>
    </style:style>
    <style:style style:name="T14" style:family="text">
      <style:text-properties fo:color="#2a6099" loext:opacity="100%" style:font-name="Calibri" fo:font-size="12pt" fo:font-weight="bold" officeooo:rsid="00553e6a" style:font-name-asian="Noto Sans CJK SC" style:font-size-asian="10.5pt" style:font-weight-asian="bold" style:font-name-complex="Lohit Devanagari" style:font-size-complex="12pt" style:font-weight-complex="bold"/>
    </style:style>
    <style:style style:name="T15" style:family="text">
      <style:text-properties fo:color="#2a6099" loext:opacity="100%" style:font-name="Calibri" fo:font-size="12pt" fo:font-weight="normal" officeooo:rsid="00565ed5" style:font-size-asian="12pt" style:font-weight-asian="normal" style:font-size-complex="12pt" style:font-weight-complex="normal"/>
    </style:style>
    <style:style style:name="T16" style:family="text">
      <style:text-properties fo:color="#2a6099" loext:opacity="100%" style:font-name="Calibri" fo:font-size="20pt" fo:font-weight="bold" officeooo:rsid="0058ed45" style:font-size-asian="17.5pt" style:font-weight-asian="bold" style:font-size-complex="20pt" style:font-weight-complex="bold"/>
    </style:style>
    <style:style style:name="T17" style:family="text">
      <style:text-properties fo:color="#2a6099" loext:opacity="100%" style:font-name="Calibri" fo:font-size="20pt" fo:font-weight="bold" officeooo:rsid="00565ed5" style:font-size-asian="17.5pt" style:font-weight-asian="bold" style:font-size-complex="20pt" style:font-weight-complex="bold"/>
    </style:style>
    <style:style style:name="T18" style:family="text">
      <style:text-properties fo:color="#2a6099" loext:opacity="100%" style:font-name="Calibri" fo:font-size="20pt" fo:font-weight="bold" officeooo:rsid="005e5f9d" style:font-size-asian="17.5pt" style:font-weight-asian="bold" style:font-size-complex="20pt" style:font-weight-complex="bold"/>
    </style:style>
    <style:style style:name="T19" style:family="text">
      <style:text-properties fo:color="#2a6099" loext:opacity="100%" style:font-name="Calibri" officeooo:rsid="00565ed5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Calibri" fo:font-size="15pt" fo:font-weight="bold" officeooo:rsid="006180ca" style:font-size-asian="13.1000003814697pt" style:font-weight-asian="bold" style:font-size-complex="15pt" style:font-weight-complex="bold"/>
    </style:style>
    <style:style style:name="T22" style:family="text">
      <style:text-properties fo:color="#000000" loext:opacity="100%" style:font-name="Calibri" fo:font-size="15pt" fo:font-weight="bold" officeooo:rsid="005e5f9d" style:font-size-asian="13.1000003814697pt" style:font-weight-asian="bold" style:font-size-complex="15pt" style:font-weight-complex="bold"/>
    </style:style>
    <style:style style:name="T23" style:family="text">
      <style:text-properties officeooo:rsid="006180ca"/>
    </style:style>
    <style:style style:name="T2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4">Nom 1 : <text:s text:c="4"/></text:span><text:span text:style-name="T3">…………………………………………</text:span><text:span text:style-name="T4"><text:tab/><text:tab/><text:tab/>Nom </text:span><text:span text:style-name="T5">2</text:span><text:span text:style-name="T4"> : <text:s text:c="6"/></text:span><text:span text:style-name="T3">…………………………………………</text:span></text:p>
      <text:p text:style-name="P16"><text:span text:style-name="T4">prénom 1 </text:span><text:span text:style-name="T3">: …………………………………………</text:span><text:span text:style-name="T4"><text:tab/><text:tab/><text:tab/>prénom 2 : </text:span><text:span text:style-name="T3">…………………………………………</text:span></text:p>
      <text:p text:style-name="P2">Compte-Rendu activité 2</text:p>
      <text:p text:style-name="P5">1. Question : <text:span text:style-name="T24">:……………………………………………………………………………………………………:……………………………………………………</text:span></text:p>
      <text:p text:style-name="P4">Schéma :</text:p>
      <text:p text:style-name="P6"/>
      <text:p text:style-name="P6"/>
      <text:p text:style-name="P3"><text:span text:style-name="T20">2. Hypothèse testée :</text:span></text:p>
      <text:p text:style-name="P4"/>
      <text:p text:style-name="P6">3. Protocole 1</text:p>
      <text:p text:style-name="P7">phrase qui explique l’expérience que tu as réalisé:……………………………………………………………………………………………………..…</text:p>
      <text:p text:style-name="P7">………………………………………………………………………………………………………………………………………………………………………………………</text:p>
      <text:p text:style-name="P8">………………………………………………………………………………………………………………………………………………………………………………………</text:p>
      <text:p text:style-name="P9">………………………………………………………………………………………………………………………………………………………………………………………</text:p>
      <text:p text:style-name="P9">………………………………………………………………………………………………………………………………………………………………………………………</text:p>
      <text:p text:style-name="P7">schéma du protocole :</text:p>
      <text:p text:style-name="P7"/>
      <text:p text:style-name="P7"/>
      <text:p text:style-name="P7"/>
      <text:p text:style-name="P7"/>
      <text:p text:style-name="P6">4. Résultats du protocole 1</text:p>
      <text:p text:style-name="P7">note ce que tu as observé : …………………………………………………………………………………………………………………………………………</text:p>
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"><text:span text:style-name="T7">5</text:span><text:span text:style-name="T8">. </text:span><text:span text:style-name="T7">Conclusion</text:span></text:p>
      <text:p text:style-name="P12"><text:span text:style-name="T1">Les résultats observés confirment-ils l’hypothèse ? Justifie .</text:span><text:span text:style-name="T10">………………………………………………………………………………………...</text:span></text:p>
      <text:p text:style-name="P1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5"><text:span text:style-name="T21">Si t</text:span><text:span text:style-name="T22">u as le temps de réaliser un deuxième protocole.</text:span></text:p>
      <text:p text:style-name="P14"><text:span text:style-name="T8">3. Protocole </text:span><text:span text:style-name="T9">2</text:span></text:p>
      <text:p text:style-name="P9">phrase qui explique l’expérience que tu as réalisé:……………………………………………………………………………………………………..…</text:p>
      <text:p text:style-name="P9">………………………………………………………………………………………………………………………………………………………………………………………</text:p>
      <text:p text:style-name="P9">………………………………………………………………………………………………………………………………………………………………………………………</text:p>
      <text:p text:style-name="P9">schéma du protocole :</text:p>
      <text:p text:style-name="P9"/>
      <text:p text:style-name="P9"/>
      <text:p text:style-name="P9"/>
      <text:p text:style-name="P14"><text:span text:style-name="T8">4. Résultats du protocole </text:span><text:span text:style-name="T9">2</text:span></text:p>
      <text:p text:style-name="P9">note ce que tu as observé : …………………………………………………………………………………………………………………………………………</text:p>
      <text:p text:style-name="P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4"><text:span text:style-name="T7">5</text:span><text:span text:style-name="T8">. </text:span><text:span text:style-name="T7">Conclusion</text:span></text:p>
      <text:p text:style-name="P13"><text:span text:style-name="T1">Les résultats observés confirment-ils l’hypothèse ? Justifie .</text:span><text:span text:style-name="T10">………………………………………………………………………………………...</text:span></text:p>
      <text:p text:style-name="P9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officeooo:paragraph-rsid="002386af"/>
    </style:style>
    <style:style style:name="MT1" style:family="text">
      <style:text-properties style:font-name="Calibri" fo:font-size="12pt" fo:font-weight="normal" officeooo:rsid="0053b779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ompte rendu activité 2</text:span><text:span text:style-name="MT2"><text:tab/><text:tab/><text:tab/> <text:s text:c="9"/><text:tab/><text:tab/><text:tab/><text:tab/><text:tab/><text:tab/><text:tab/><text:tab/><text:tab/> <text:s text:c="3"/></text:span><text:span text:style-name="MT2"><text:page-number text:select-page="current">2</text:page-number></text:span><text:span text:style-name="MT2">/</text:span><text:span text:style-name="MT2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7M21S</meta:editing-duration>
    <meta:editing-cycles>20</meta:editing-cycles>
    <meta:generator>LibreOffice/7.0.3.1$Linux_X86_64 LibreOffice_project/00$Build-1</meta:generator>
    <meta:creation-date>2020-11-25T08:47:34.945255156</meta:creation-date>
    <meta:initial-creator>J Cercy</meta:initial-creator>
    <dc:date>2020-12-02T00:27:07.747009093</dc:date>
    <dc:creator>J Cercy</dc:creator>
    <meta:document-statistic meta:table-count="0" meta:image-count="0" meta:object-count="0" meta:page-count="2" meta:paragraph-count="32" meta:word-count="130" meta:character-count="2195" meta:non-whitespace-character-count="2058"/>
    <meta:template xlink:type="simple" xlink:actuate="onRequest" xlink:title="activite_type" xlink:href="../../../../../../../../../../../.config/libreoffice/4/user/template/activite_type.ott" meta:date="2020-11-25T08:47:33.192145560"/>
  </office:meta>
</office:document-meta>
</file>